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s" table:style-name="ta1">
        <table:shapes>
          <draw:frame draw:z-index="0" draw:style-name="gr1" draw:text-style-name="P1" svg:width="159.99mm" svg:height="89.99mm" svg:x="117.53mm" svg:y="8.71mm">
            <loext:p draw:notify-on-update-of-ranges="times.A1:times.A18 times.D1:times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7.27mm" svg:y="110.7mm">
            <loext:p draw:notify-on-update-of-ranges="times.A1:times.A18 times.E1:times.E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7.7" calcext:value-type="float">
            <text:p>17.7</text:p>
          </table:table-cell>
          <table:table-cell office:value-type="float" office:value="12.67" calcext:value-type="float">
            <text:p>12.67</text:p>
          </table:table-cell>
          <table:table-cell table:formula="of:=AVERAGE([.B1:.C1])" office:value-type="float" office:value="15.185" calcext:value-type="float">
            <text:p>15.185</text:p>
          </table:table-cell>
          <table:table-cell table:formula="of:=51.2 / [.D1]" office:value-type="float" office:value="3.37174843595654" calcext:value-type="float">
            <text:p>3.371748436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2.97" calcext:value-type="float">
            <text:p>12.97</text:p>
          </table:table-cell>
          <table:table-cell office:value-type="float" office:value="12.91" calcext:value-type="float">
            <text:p>12.91</text:p>
          </table:table-cell>
          <table:table-cell table:formula="of:=AVERAGE([.B2:.C2])" office:value-type="float" office:value="12.94" calcext:value-type="float">
            <text:p>12.94</text:p>
          </table:table-cell>
          <table:table-cell table:formula="of:=51.2 / [.D2]" office:value-type="float" office:value="3.95672333848532" calcext:value-type="float">
            <text:p>3.9567233385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2.61" calcext:value-type="float">
            <text:p>12.61</text:p>
          </table:table-cell>
          <table:table-cell office:value-type="float" office:value="12.34" calcext:value-type="float">
            <text:p>12.34</text:p>
          </table:table-cell>
          <table:table-cell table:formula="of:=AVERAGE([.B3:.C3])" office:value-type="float" office:value="12.475" calcext:value-type="float">
            <text:p>12.475</text:p>
          </table:table-cell>
          <table:table-cell table:formula="of:=51.2 / [.D3]" office:value-type="float" office:value="4.10420841683367" calcext:value-type="float">
            <text:p>4.104208416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.41" calcext:value-type="float">
            <text:p>10.41</text:p>
          </table:table-cell>
          <table:table-cell office:value-type="float" office:value="9.63" calcext:value-type="float">
            <text:p>9.63</text:p>
          </table:table-cell>
          <table:table-cell table:formula="of:=AVERAGE([.B4:.C4])" office:value-type="float" office:value="10.02" calcext:value-type="float">
            <text:p>10.02</text:p>
          </table:table-cell>
          <table:table-cell table:formula="of:=51.2 / [.D4]" office:value-type="float" office:value="5.10978043912176" calcext:value-type="float">
            <text:p>5.1097804391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.48" calcext:value-type="float">
            <text:p>10.48</text:p>
          </table:table-cell>
          <table:table-cell office:value-type="float" office:value="10.71" calcext:value-type="float">
            <text:p>10.71</text:p>
          </table:table-cell>
          <table:table-cell table:formula="of:=AVERAGE([.B5:.C5])" office:value-type="float" office:value="10.595" calcext:value-type="float">
            <text:p>10.595</text:p>
          </table:table-cell>
          <table:table-cell table:formula="of:=51.2 / [.D5]" office:value-type="float" office:value="4.83246814535158" calcext:value-type="float">
            <text:p>4.832468145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.6" calcext:value-type="float">
            <text:p>10.6</text:p>
          </table:table-cell>
          <table:table-cell office:value-type="float" office:value="11.03" calcext:value-type="float">
            <text:p>11.03</text:p>
          </table:table-cell>
          <table:table-cell table:formula="of:=AVERAGE([.B6:.C6])" office:value-type="float" office:value="10.815" calcext:value-type="float">
            <text:p>10.815</text:p>
          </table:table-cell>
          <table:table-cell table:formula="of:=51.2 / [.D6]" office:value-type="float" office:value="4.73416551086454" calcext:value-type="float">
            <text:p>4.734165510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9.93" calcext:value-type="float">
            <text:p>9.93</text:p>
          </table:table-cell>
          <table:table-cell office:value-type="float" office:value="11.15" calcext:value-type="float">
            <text:p>11.15</text:p>
          </table:table-cell>
          <table:table-cell table:formula="of:=AVERAGE([.B7:.C7])" office:value-type="float" office:value="10.54" calcext:value-type="float">
            <text:p>10.54</text:p>
          </table:table-cell>
          <table:table-cell table:formula="of:=51.2 / [.D7]" office:value-type="float" office:value="4.85768500948767" calcext:value-type="float">
            <text:p>4.8576850095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.32" calcext:value-type="float">
            <text:p>12.32</text:p>
          </table:table-cell>
          <table:table-cell office:value-type="float" office:value="10.66" calcext:value-type="float">
            <text:p>10.66</text:p>
          </table:table-cell>
          <table:table-cell table:formula="of:=AVERAGE([.B8:.C8])" office:value-type="float" office:value="11.49" calcext:value-type="float">
            <text:p>11.49</text:p>
          </table:table-cell>
          <table:table-cell table:formula="of:=51.2 / [.D8]" office:value-type="float" office:value="4.45604873803307" calcext:value-type="float">
            <text:p>4.45604873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1.43" calcext:value-type="float">
            <text:p>11.43</text:p>
          </table:table-cell>
          <table:table-cell office:value-type="float" office:value="9.81" calcext:value-type="float">
            <text:p>9.81</text:p>
          </table:table-cell>
          <table:table-cell table:formula="of:=AVERAGE([.B9:.C9])" office:value-type="float" office:value="10.62" calcext:value-type="float">
            <text:p>10.62</text:p>
          </table:table-cell>
          <table:table-cell table:formula="of:=51.2 / [.D9]" office:value-type="float" office:value="4.8210922787194" calcext:value-type="float">
            <text:p>4.821092278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.24" calcext:value-type="float">
            <text:p>11.24</text:p>
          </table:table-cell>
          <table:table-cell office:value-type="float" office:value="10.4" calcext:value-type="float">
            <text:p>10.4</text:p>
          </table:table-cell>
          <table:table-cell table:formula="of:=AVERAGE([.B10:.C10])" office:value-type="float" office:value="10.82" calcext:value-type="float">
            <text:p>10.82</text:p>
          </table:table-cell>
          <table:table-cell table:formula="of:=51.2 / [.D10]" office:value-type="float" office:value="4.73197781885397" calcext:value-type="float">
            <text:p>4.7319778189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9.28" calcext:value-type="float">
            <text:p>9.28</text:p>
          </table:table-cell>
          <table:table-cell office:value-type="float" office:value="9.1" calcext:value-type="float">
            <text:p>9.1</text:p>
          </table:table-cell>
          <table:table-cell table:formula="of:=AVERAGE([.B11:.C11])" office:value-type="float" office:value="9.19" calcext:value-type="float">
            <text:p>9.19</text:p>
          </table:table-cell>
          <table:table-cell table:formula="of:=51.2 / [.D11]" office:value-type="float" office:value="5.57127312295974" calcext:value-type="float">
            <text:p>5.571273123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.7" calcext:value-type="float">
            <text:p>11.7</text:p>
          </table:table-cell>
          <table:table-cell office:value-type="float" office:value="10.95" calcext:value-type="float">
            <text:p>10.95</text:p>
          </table:table-cell>
          <table:table-cell table:formula="of:=AVERAGE([.B12:.C12])" office:value-type="float" office:value="11.325" calcext:value-type="float">
            <text:p>11.325</text:p>
          </table:table-cell>
          <table:table-cell table:formula="of:=51.2 / [.D12]" office:value-type="float" office:value="4.52097130242826" calcext:value-type="float">
            <text:p>4.520971302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9.35" calcext:value-type="float">
            <text:p>9.35</text:p>
          </table:table-cell>
          <table:table-cell office:value-type="float" office:value="9.58" calcext:value-type="float">
            <text:p>9.58</text:p>
          </table:table-cell>
          <table:table-cell table:formula="of:=AVERAGE([.B13:.C13])" office:value-type="float" office:value="9.465" calcext:value-type="float">
            <text:p>9.465</text:p>
          </table:table-cell>
          <table:table-cell table:formula="of:=51.2 / [.D13]" office:value-type="float" office:value="5.4094030639197" calcext:value-type="float">
            <text:p>5.409403063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9.28" calcext:value-type="float">
            <text:p>9.28</text:p>
          </table:table-cell>
          <table:table-cell office:value-type="float" office:value="8.63" calcext:value-type="float">
            <text:p>8.63</text:p>
          </table:table-cell>
          <table:table-cell table:formula="of:=AVERAGE([.B14:.C14])" office:value-type="float" office:value="8.955" calcext:value-type="float">
            <text:p>8.955</text:p>
          </table:table-cell>
          <table:table-cell table:formula="of:=51.2 / [.D14]" office:value-type="float" office:value="5.71747627024009" calcext:value-type="float">
            <text:p>5.717476270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2.72" calcext:value-type="float">
            <text:p>12.72</text:p>
          </table:table-cell>
          <table:table-cell office:value-type="float" office:value="10.09" calcext:value-type="float">
            <text:p>10.09</text:p>
          </table:table-cell>
          <table:table-cell table:formula="of:=AVERAGE([.B15:.C15])" office:value-type="float" office:value="11.405" calcext:value-type="float">
            <text:p>11.405</text:p>
          </table:table-cell>
          <table:table-cell table:formula="of:=51.2 / [.D15]" office:value-type="float" office:value="4.48925909688733" calcext:value-type="float">
            <text:p>4.489259096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.57" calcext:value-type="float">
            <text:p>10.57</text:p>
          </table:table-cell>
          <table:table-cell office:value-type="float" office:value="10.87" calcext:value-type="float">
            <text:p>10.87</text:p>
          </table:table-cell>
          <table:table-cell table:formula="of:=AVERAGE([.B16:.C16])" office:value-type="float" office:value="10.72" calcext:value-type="float">
            <text:p>10.72</text:p>
          </table:table-cell>
          <table:table-cell table:formula="of:=51.2 / [.D16]" office:value-type="float" office:value="4.77611940298508" calcext:value-type="float">
            <text:p>4.776119403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9.85" calcext:value-type="float">
            <text:p>9.85</text:p>
          </table:table-cell>
          <table:table-cell office:value-type="float" office:value="9.2" calcext:value-type="float">
            <text:p>9.2</text:p>
          </table:table-cell>
          <table:table-cell table:formula="of:=AVERAGE([.B17:.C17])" office:value-type="float" office:value="9.525" calcext:value-type="float">
            <text:p>9.525</text:p>
          </table:table-cell>
          <table:table-cell table:formula="of:=51.2 / [.D17]" office:value-type="float" office:value="5.3753280839895" calcext:value-type="float">
            <text:p>5.375328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57" calcext:value-type="float">
            <text:p>11.57</text:p>
          </table:table-cell>
          <table:table-cell office:value-type="float" office:value="9.8" calcext:value-type="float">
            <text:p>9.8</text:p>
          </table:table-cell>
          <table:table-cell table:formula="of:=AVERAGE([.B18:.C18])" office:value-type="float" office:value="10.685" calcext:value-type="float">
            <text:p>10.685</text:p>
          </table:table-cell>
          <table:table-cell table:formula="of:=51.2 / [.D18]" office:value-type="float" office:value="4.79176415535798" calcext:value-type="float">
            <text:p>4.7917641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15:50:41.954792810</dc:date>
    <meta:editing-duration>PT7M13S</meta:editing-duration>
    <meta:editing-cycles>2</meta:editing-cycles>
    <meta:generator>LibreOffice/5.1.4.2$Linux_X86_64 LibreOffice_project/10m0$Build-2</meta:generator>
    <meta:document-statistic meta:table-count="1" meta:cell-count="9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times.A1:times.A18 times.D1:times.D18" svg:x="0.32cm" svg:y="0.18cm" svg:width="12.508cm" svg:height="8.64cm">
          <chartooo:coordinate-region svg:x="0.756cm" svg:y="0.379cm" svg:width="11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s.D1:times.D18" chart:class="chart:scatter">
            <chart:domain table:cell-range-address="times.A1:times.A18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times.A1:times.A18</svg:desc>
                </draw:g>
              </table:table-cell>
              <table:table-cell office:value-type="float" office:value="15.185">
                <text:p>15.185</text:p>
                <draw:g>
                  <svg:desc>times.D1:times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12.94">
                <text:p>12.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12.475">
                <text:p>12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0.02">
                <text:p>10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10.595">
                <text:p>10.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0.815">
                <text:p>10.8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10.54">
                <text:p>10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1.49">
                <text:p>11.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10.62">
                <text:p>10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10.82">
                <text:p>10.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9.19">
                <text:p>9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11.325">
                <text:p>11.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9.465">
                <text:p>9.4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8.955">
                <text:p>8.9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">
                <text:p>0.85</text:p>
              </table:table-cell>
              <table:table-cell office:value-type="float" office:value="11.405">
                <text:p>11.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10.72">
                <text:p>10.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  <table:table-cell office:value-type="float" office:value="9.525">
                <text:p>9.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0.685">
                <text:p>10.6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times.A1:times.A18 times.E1:times.E18" svg:x="0.32cm" svg:y="0.18cm" svg:width="12.508cm" svg:height="8.64cm">
          <chartooo:coordinate-region svg:x="0.756cm" svg:y="0.379cm" svg:width="11.8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imes.E1:times.E18" chart:class="chart:scatter">
            <chart:domain table:cell-range-address="times.A1:times.A18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times.A1:times.A18</svg:desc>
                </draw:g>
              </table:table-cell>
              <table:table-cell office:value-type="float" office:value="3.37174843595654">
                <text:p>3.37174843595654</text:p>
                <draw:g>
                  <svg:desc>times.E1:times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3.95672333848532">
                <text:p>3.95672333848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4.10420841683367">
                <text:p>4.10420841683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5.10978043912176">
                <text:p>5.10978043912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4.83246814535158">
                <text:p>4.832468145351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4.73416551086454">
                <text:p>4.73416551086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5">
                <text:p>0.45</text:p>
              </table:table-cell>
              <table:table-cell office:value-type="float" office:value="4.85768500948767">
                <text:p>4.857685009487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45604873803307">
                <text:p>4.45604873803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4.8210922787194">
                <text:p>4.82109227871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">
                <text:p>0.6</text:p>
              </table:table-cell>
              <table:table-cell office:value-type="float" office:value="4.73197781885397">
                <text:p>4.731977818853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">
                <text:p>0.65</text:p>
              </table:table-cell>
              <table:table-cell office:value-type="float" office:value="5.57127312295974">
                <text:p>5.57127312295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">
                <text:p>0.7</text:p>
              </table:table-cell>
              <table:table-cell office:value-type="float" office:value="4.52097130242826">
                <text:p>4.52097130242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5">
                <text:p>0.75</text:p>
              </table:table-cell>
              <table:table-cell office:value-type="float" office:value="5.4094030639197">
                <text:p>5.40940306391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5.71747627024009">
                <text:p>5.717476270240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">
                <text:p>0.85</text:p>
              </table:table-cell>
              <table:table-cell office:value-type="float" office:value="4.48925909688733">
                <text:p>4.48925909688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4.77611940298508">
                <text:p>4.776119402985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">
                <text:p>0.95</text:p>
              </table:table-cell>
              <table:table-cell office:value-type="float" office:value="5.3753280839895">
                <text:p>5.37532808398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.79176415535798">
                <text:p>4.791764155357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